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על פי מודל החלקיקים:</text:span></text:p>
      <text:section text:style-name="Sect1" text:name="collapse-text_247365">
        <text:p text:style-name="Text_20_body">א. כל חומר בנוי מחלקיקים זעירים .<text:line-break/>ב. חלקיקי החומר נעים מעצמם כל הזמן.<text:line-break/>ג. בין החלקיקים יש רווחים שבהם אין שום חומר(ריק).</text:p>
        <text:p text:style-name="Text_20_body">לכל חלקיק של חומר יש מסה ונפח. חלקיקים של אותו חומר זהים זה לזה במסתם ובנפחם.</text:p>
        <text:p text:style-name="Text_20_body">חלקיקים של חומרים שונים נבדלים זה מזה בנפח ובמסה. </text:p>
        <text:p text:style-name="Text_20_body">כאשר חומר משנה את מצב צבירתו חלקיקי החומר וכמותם אינם משתנים. </text:p>
        <text:p text:style-name="Text_20_body">כאשר חומר משנה מצב צבירה משתנה: </text:p>
        <text:p text:style-name="Text_20_body">א. סידור החלקיקים; ב. המרחק בין החלקיקים; ג. כוחות המשיכה בין החלקיקים; ד. מהירות תנועת החלקיקים. 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5T21:13:17.440538472</meta:creation-date>
    <dc:date>2025-11-15T21:13:41.715938950</dc:date>
    <meta:editing-duration>PT25S</meta:editing-duration>
    <meta:editing-cycles>1</meta:editing-cycles>
    <meta:generator>LibreOffice/25.8.3.2$Linux_X86_64 LibreOffice_project/580$Build-2</meta:generator>
    <meta:document-statistic meta:table-count="0" meta:image-count="0" meta:object-count="0" meta:page-count="1" meta:paragraph-count="7" meta:word-count="85" meta:character-count="458" meta:non-whitespace-character-count="376"/>
  </office:meta>
</office:document-meta>
</file>